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V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style:use-window-font-color="true" fo:font-size="8pt" style:font-size-asian="8pt" style:font-size-complex="8pt"/>
    </style:style>
    <style:style style:name="T7"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8" style:family="text">
      <style:text-properties style:use-window-font-color="true" fo:font-size="8pt" style:text-underline-style="solid" style:text-underline-width="auto" style:text-underline-color="font-color" style:font-size-asian="8pt" style:font-size-complex="8pt"/>
    </style:style>
    <style:style style:name="T9" style:family="text">
      <style:text-propertie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4">insert image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oft-page-break/><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4">insert image – sparkfun_ir_receiver.jp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9">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 text:c="2"/><text:span text:style-name="Teletype"><text:span text:style-name="T2">pulse_val = pulseIn(4, HIGH, 10000);</text:span></text:span></text:p>
      <text:p text:style-name="Text_20_body"/>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text:soft-page-break/>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text:soft-page-break/></text:p>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text:soft-page-break/>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2">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0"/></text:span></text:p>
      <text:p text:style-name="Text_20_body"><text:span text:style-name="Teletype"><text:span text:style-name="T10"><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0"><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oft-page-break/><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4">insert image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oft-page-break/><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8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6">00000010</text:span></text:span><text:span text:style-name="Teletype"><text:span text:style-name="T8">01</text:span></text:span><text:span text:style-name="Teletype"><text:span text:style-name="T7">0</text:span></text:span><text:span text:style-name="Teletype"><text:span text:style-name="T6">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oft-page-break/><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1"><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1"/></text:span></text:p>
      <text:p text:style-name="Text_20_body"><text:span text:style-name="Teletype"><text:span text:style-name="T11"/></text:span></text:p>
      <text:p text:style-name="Text_20_body"><text:span text:style-name="Teletype"><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date>2012-09-28T09:39:09</dc:date>
    <dc:creator>JD </dc:creator>
    <meta:editing-duration>PT19H32M15S</meta:editing-duration>
    <meta:editing-cycles>47</meta:editing-cycles>
    <meta:document-statistic meta:table-count="1" meta:image-count="0" meta:object-count="0" meta:page-count="8" meta:paragraph-count="234" meta:word-count="3729" meta:character-count="21000"/>
  </office:meta>
</office:document-meta>
</file>